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0.088cm"/>
    </style:style>
    <style:style style:name="Table2.B" style:family="table-column">
      <style:table-column-properties style:column-width="5.622cm"/>
    </style:style>
    <style:style style:name="Table2.C" style:family="table-column">
      <style:table-column-properties style:column-width="4.895cm"/>
    </style:style>
    <style:style style:name="Table2.D" style:family="table-column">
      <style:table-column-properties style:column-width="5.0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800000" officeooo:rsid="001125c1" officeooo:paragraph-rsid="001125c1"/>
    </style:style>
    <style:style style:name="P5" style:family="paragraph" style:parent-style-name="Standard">
      <style:paragraph-properties fo:text-align="center" style:justify-single-word="false"/>
      <style:text-properties fo:color="#800000" fo:font-size="11pt" officeooo:rsid="0012b5ed" officeooo:paragraph-rsid="0012b5ed" style:font-size-asian="11pt" style:font-size-complex="11pt"/>
    </style:style>
    <style:style style:name="P6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P9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bold" officeooo:paragraph-rsid="0012b5ed" style:font-name-asian="Droid Sans" style:font-size-asian="12pt" style:font-weight-asian="bold" style:font-name-complex="DejaVu Sans" style:font-size-complex="12pt" style:font-weight-complex="bold"/>
    </style:style>
    <style:style style:name="P10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text-align="center" style:justify-single-word="false"/>
      <style:text-properties fo:color="#800000" officeooo:rsid="001125c1" officeooo:paragraph-rsid="001125c1"/>
    </style:style>
    <style:style style:name="T1" style:family="text">
      <style:text-properties style:font-name="Liberation Sans" style:font-name-asian="Droid Sans" style:font-name-complex="DejaVu Sans"/>
    </style:style>
    <style:style style:name="T2" style:family="text">
      <style:text-properties style:font-name="Liberation Sans" officeooo:rsid="001125c1" style:font-name-asian="Droid Sans" style:font-name-complex="DejaVu Sans"/>
    </style:style>
    <style:style style:name="T3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Asociada</text:p>
          </table:table-cell>
          <table:table-cell table:style-name="Table2.A1" office:value-type="string">
            <text:p text:style-name="P2">Monto de la cuota</text:p>
          </table:table-cell>
          <table:table-cell table:style-name="Table2.A1" office:value-type="string">
            <text:p text:style-name="P4">Tipo de Factura</text:p>
          </table:table-cell>
          <table:table-cell table:style-name="Table2.D1" office:value-type="string">
            <text:p text:style-name="P4">Facturado</text:p>
          </table:table-cell>
        </table:table-row>
        <table:table-row>
          <table:table-cell table:style-name="Table2.A2" table:number-columns-spanned="4" office:value-type="string">
            <text:p text:style-name="P3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6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7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7"><text:placeholder text:placeholder-type="text" text:description="Tipo Contacto">&lt;tupla[2]&gt;</text:placeholder></text:p>
          </table:table-cell>
          <table:table-cell table:style-name="Table2.A2" office:value-type="string">
            <text:p text:style-name="P7"><text:placeholder text:placeholder-type="text" text:description="Numero de Telefono">&lt;tupla[3]&gt;</text:placeholder></text:p>
            <text:p text:style-name="P7"/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2" office:value-type="string">
            <text:p text:style-name="P7"/>
          </table:table-cell>
          <table:covered-table-cell/>
          <table:table-cell table:style-name="Table2.A3" office:value-type="string">
            <text:p text:style-name="P5">Total Facturado del mes</text:p>
          </table:table-cell>
          <table:table-cell table:style-name="Table2.A2" office:value-type="string">
            <text:h text:style-name="P9" text:outline-level="1"><text:placeholder text:placeholder-type="text" text:description="TotalMes">&lt;data['total_mes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125c1" style:font-name-asian="Droid Sans" style:font-name-complex="DejaVu Sans"/>
    </style:style>
    <style:style style:name="MT2" style:family="text">
      <style:text-properties style:font-name="Liberation Sans" style:font-name-asian="Droid Sans" style:font-name-complex="DejaVu Sans"/>
    </style:style>
    <style:style style:name="MT3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4" style:family="text">
      <style:text-properties style:font-name="Liberation Sans" fo:font-size="10pt" fo:font-style="italic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</text:h>
        <text:h text:style-name="MP2" text:outline-level="1"><text:span text:style-name="MT1">Facturación</text:span><text:span text:style-name="MT2"> de Cuotas de Sostenimiento: </text:span><text:span text:style-name="MT3"><text:placeholder text:placeholder-type="text" text:description="Mes">&lt;data['facturadomes']&gt;</text:placeholder></text:span><text:span text:style-name="MT2"> </text:span><text:span text:style-name="MT4">de</text:span><text:span text:style-name="MT2"> </text:span><text:span text:style-name="MT3"><text:placeholder text:placeholder-type="text" text:description="Año">&lt;data['facturadoanio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07T20:04:14.685612721">07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07T20:04:14.648277861</dc:date>
    <meta:editing-duration>P2DT9H8M41S</meta:editing-duration>
    <meta:editing-cycles>70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15" meta:word-count="36" meta:character-count="273" meta:non-whitespace-character-count="251"/>
  </office:meta>
</office:document-meta>
</file>